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Nimbus Sans L" fo:font-size="11pt" style:font-size-asian="11pt" style:font-size-complex="11pt"/>
    </style:style>
    <style:style style:name="P2" style:family="paragraph" style:parent-style-name="Standard">
      <style:text-properties style:font-name="Nimbus Sans L" fo:font-size="11pt" officeooo:rsid="0017147f" officeooo:paragraph-rsid="0017147f" style:font-size-asian="11pt" style:font-size-complex="11pt"/>
    </style:style>
    <style:style style:name="P3" style:family="paragraph" style:parent-style-name="Standard" style:list-style-name="L1">
      <style:text-properties style:font-name="Nimbus Sans L" fo:font-size="11pt" officeooo:rsid="0017147f" officeooo:paragraph-rsid="0017147f" style:font-size-asian="11pt" style:font-size-complex="11pt"/>
    </style:style>
    <style:style style:name="P4" style:family="paragraph" style:parent-style-name="Standard">
      <style:text-properties style:font-name="Nimbus Sans L" fo:font-size="11pt" officeooo:rsid="00176ca4" officeooo:paragraph-rsid="00176ca4" style:font-size-asian="11pt" style:font-size-complex="11pt"/>
    </style:style>
    <style:style style:name="P5" style:family="paragraph" style:parent-style-name="Standard">
      <style:text-properties style:font-name="Nimbus Sans L" fo:font-size="11pt" officeooo:rsid="001571b1" officeooo:paragraph-rsid="001571b1" style:font-size-asian="11pt" style:font-size-complex="11pt"/>
    </style:style>
    <style:style style:name="P6" style:family="paragraph" style:parent-style-name="Standard" style:list-style-name="L1">
      <style:text-properties style:font-name="Nimbus Sans L" fo:font-size="11pt" officeooo:paragraph-rsid="0017147f" style:font-size-asian="11pt" style:font-size-complex="11pt"/>
    </style:style>
    <style:style style:name="P7" style:family="paragraph" style:parent-style-name="Standard">
      <style:text-properties style:font-name="Nimbus Sans L" fo:font-size="11pt" officeooo:rsid="00190c79" officeooo:paragraph-rsid="00190c79" style:font-size-asian="11pt" style:font-size-complex="11pt"/>
    </style:style>
    <style:style style:name="P8" style:family="paragraph" style:parent-style-name="Standard" style:list-style-name="L2">
      <style:text-properties style:font-name="Nimbus Sans L" fo:font-size="11pt" officeooo:rsid="00190c79" officeooo:paragraph-rsid="00190c79" style:font-size-asian="11pt" style:font-size-complex="11pt"/>
    </style:style>
    <style:style style:name="P9" style:family="paragraph" style:parent-style-name="Standard">
      <style:text-properties style:font-name="Nimbus Sans L" fo:font-size="11pt" officeooo:rsid="001a78b5" officeooo:paragraph-rsid="001a78b5" style:font-size-asian="11pt" style:font-size-complex="11pt"/>
    </style:style>
    <style:style style:name="P10" style:family="paragraph" style:parent-style-name="Standard" style:list-style-name="L3">
      <style:text-properties style:font-name="Nimbus Sans L" fo:font-size="11pt" officeooo:rsid="001a78b5" officeooo:paragraph-rsid="001a78b5" style:font-size-asian="11pt" style:font-size-complex="11pt"/>
    </style:style>
    <style:style style:name="P11" style:family="paragraph" style:parent-style-name="Standard">
      <style:text-properties style:font-name="Nimbus Sans L" fo:font-size="11pt" fo:language="es" fo:country="ES" officeooo:rsid="0017147f" officeooo:paragraph-rsid="0017147f" style:font-size-asian="11pt" style:font-size-complex="11pt"/>
    </style:style>
    <style:style style:name="P12" style:family="paragraph" style:parent-style-name="Standard">
      <style:paragraph-properties fo:break-before="page"/>
      <style:text-properties style:font-name="Nimbus Sans L" fo:font-size="11pt" officeooo:rsid="00176ca4" officeooo:paragraph-rsid="00176ca4" style:font-size-asian="11pt" style:font-size-complex="11pt"/>
    </style:style>
    <style:style style:name="T1" style:family="text">
      <style:text-properties officeooo:rsid="00158273"/>
    </style:style>
    <style:style style:name="T2" style:family="text">
      <style:text-properties officeooo:rsid="0017147f"/>
    </style:style>
    <style:style style:name="T3" style:family="text">
      <style:text-properties fo:color="#330099" fo:font-weight="bold" officeooo:rsid="00158273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ctividad 2</text:p>
      <text:p text:style-name="P5">1. En que <text:s/>archivo se realiza la inicializacion del BCP para cada hilo?</text:p>
      <text:p text:style-name="Standard"><text:span text:style-name="T1">2. </text:span><text:span text:style-name="T3">Donde se declara la cola de listos en Nachos?</text:span></text:p>
      <text:list xml:id="list1293148334341158607" text:style-name="L1">
        <text:list-item>
          <text:p text:style-name="P6"><text:span text:style-name="T2">Archivo:<text:tab/>threads.</text:span></text:p>
        </text:list-item>
        <text:list-item>
          <text:p text:style-name="P3">Clase:<text:tab/><text:tab/>thread.cc</text:p>
        </text:list-item>
        <text:list-item>
          <text:p text:style-name="P3">Código: <text:tab/></text:p>
        </text:list-item>
      </text:list>
      <text:p text:style-name="P1">Thread::Thread(char* threadName)</text:p>
      <text:p text:style-name="P1">{</text:p>
      <text:p text:style-name="P1"><text:s text:c="4"/>name = threadName;</text:p>
      <text:p text:style-name="P1"><text:s text:c="4"/>stackTop = NULL;</text:p>
      <text:p text:style-name="P1"><text:s text:c="4"/>stack = NULL;</text:p>
      <text:p text:style-name="P1"><text:s text:c="4"/>status = JUST_CREATED;</text:p>
      <text:p text:style-name="P1">#ifdef USER_PROGRAM</text:p>
      <text:p text:style-name="P1"><text:s text:c="4"/>space = NULL;</text:p>
      <text:p text:style-name="P1">#endif</text:p>
      <text:p text:style-name="P1">}</text:p>
      <text:p text:style-name="P2">3. Que es lo que realiza el método yield?</text:p>
      <text:p text:style-name="P11"><text:bookmark text:name="result_box"/>Rellene la CPU si cualquier otro hilo está listo para ejecutarse.</text:p>
      <text:p text:style-name="P2"/>
      <text:p text:style-name="P2">Archivo: Threads</text:p>
      <text:p text:style-name="P2">Clase: <text:s text:c="2"/>thread.cc</text:p>
      <text:p text:style-name="P2">void</text:p>
      <text:p text:style-name="P2">Thread::Yield ()</text:p>
      <text:p text:style-name="P2">{</text:p>
      <text:p text:style-name="P2"><text:s text:c="4"/>Thread *nextThread;</text:p>
      <text:p text:style-name="P2"><text:s text:c="4"/>IntStatus oldLevel = interrupt-&gt;SetLevel(IntOff);</text:p>
      <text:p text:style-name="P2"><text:s text:c="4"/></text:p>
      <text:p text:style-name="P2"><text:s text:c="4"/>ASSERT(this == currentThread);</text:p>
      <text:p text:style-name="P2"><text:s text:c="4"/></text:p>
      <text:p text:style-name="P2"><text:s text:c="4"/>DEBUG('t', "Yielding thread \"%s\"\n", getName());</text:p>
      <text:p text:style-name="P2"><text:s text:c="4"/></text:p>
      <text:p text:style-name="P2"><text:s text:c="4"/>nextThread = scheduler-&gt;FindNextToRun();</text:p>
      <text:p text:style-name="P2"><text:s text:c="4"/>if (nextThread != NULL) {</text:p>
      <text:p text:style-name="P2"><text:tab/>scheduler-&gt;ReadyToRun(this);</text:p>
      <text:p text:style-name="P2"><text:tab/>scheduler-&gt;Run(nextThread);</text:p>
      <text:p text:style-name="P2"><text:s text:c="4"/>}</text:p>
      <text:p text:style-name="P2"><text:s text:c="4"/>(void) interrupt-&gt;SetLevel(oldLevel);</text:p>
      <text:p text:style-name="P2">}</text:p>
      <text:p text:style-name="Standard">4. Para que es usada la variable currentThread?</text:p>
      <text:p text:style-name="P2"/>
      <text:p text:style-name="P4">Se utiliza como el hilo que se este ejecutando en el momento.</text:p>
      <text:p text:style-name="P4">Se encuentra en el archivo system.cc </text:p>
      <text:p text:style-name="P4">Es un apuntador de tipo Thread.</text:p>
      <text:p text:style-name="P4"/>
      <text:p text:style-name="P4"><text:line-break/></text:p>
      <text:p text:style-name="P12">5. Que es lo que hace el método fork y cuales son los parámetros que requiere?</text:p>
      <text:p text:style-name="P7">Permite que el llamante y el destinatario realicen la ejecución.</text:p>
      <text:p text:style-name="P7">Los parámetros que recibe son:</text:p>
      <text:list xml:id="list1146870177419615696" text:style-name="L2">
        <text:list-item>
          <text:p text:style-name="P8">func, es el procedimiento para ejecutar concurrente-mente.</text:p>
        </text:list-item>
        <text:list-item>
          <text:p text:style-name="P8">Arg, es un argumento único para pasar el procedimiento. <text:s text:c="2"/></text:p>
        </text:list-item>
      </text:list>
      <text:p text:style-name="P7">Se encuentra en el archivo thread.cc</text:p>
      <text:p text:style-name="P7"/>
      <text:p text:style-name="P7">6. Explique lo que hace el método ReadyToRun de la clase Scheduler.</text:p>
      <text:p text:style-name="P7">Marca un hilo como listo, pero no en ejecución.</text:p>
      <text:p text:style-name="P7"/>
      <text:p text:style-name="P7">7.Explique lo que hace el método FindNextToRun de la clase Scheduler.</text:p>
      <text:p text:style-name="P7">Devuelve el siguiente hilo para ser programado en la CPU.</text:p>
      <text:p text:style-name="P7"/>
      <text:p text:style-name="P7">8. Que algoritmo de planificación esta implementando en Nachos?</text:p>
      <text:p text:style-name="P7"/>
      <text:p text:style-name="P9">Dentro del archivo thread.cc, usando el método Yield <text:s/>se manda llamar a la clase Scheduler para asignarse al siguiente hilo.</text:p>
      <text:p text:style-name="P9"/>
      <text:p text:style-name="P9">9. Analice el archivo list.h y list.cc y describa de forma general que esta implementando en estos archivos.</text:p>
      <text:p text:style-name="P9"/>
      <text:p text:style-name="P9">Implementan una estructura de datos para gestionar listas, puede contener cualquier tipo de estructura de datos como un elemento de la lista.</text:p>
      <text:p text:style-name="P9"/>
      <text:p text:style-name="P9">10. Escriba los comandos para compilar y ejecutar el administrador de procesos en nachos( modo terminal).</text:p>
      <text:p text:style-name="P9">Dentro de la carpeta nachos escribir en la consola de comandos:</text:p>
      <text:list xml:id="list3906433013268809973" text:style-name="L3">
        <text:list-item>
          <text:p text:style-name="P10">$make</text:p>
        </text:list-item>
        <text:list-item>
          <text:p text:style-name="P10">$threads/./nachos-t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imbus Sans L" fo:font-family="'Nimbus Sans L'" style:font-family-generic="swiss" style:font-pitch="variable" fo:font-size="11pt" officeooo:rsid="0017147f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5:06:04.589178179</meta:creation-date>
    <dc:date>2018-05-01T16:24:42.365578911</dc:date>
    <meta:editing-duration>PT7M36S</meta:editing-duration>
    <meta:editing-cycles>1</meta:editing-cycles>
    <meta:document-statistic meta:table-count="0" meta:image-count="0" meta:object-count="0" meta:page-count="2" meta:paragraph-count="60" meta:word-count="340" meta:character-count="2224" meta:non-whitespace-character-count="1869"/>
    <meta:generator>LibreOffice/5.1.4.2$Linux_x86 LibreOffice_project/10m0$Build-2</meta:generator>
  </office:meta>
</office:document-meta>
</file>